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1eb" officeooo:paragraph-rsid="0007a1eb"/>
    </style:style>
    <style:style style:name="P2" style:family="paragraph" style:parent-style-name="Standard">
      <style:text-properties officeooo:rsid="0007b9d8" officeooo:paragraph-rsid="0007b9d8"/>
    </style:style>
    <style:style style:name="P3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07b9d8" officeooo:paragraph-rsid="0007b9d8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3ca5df" officeooo:paragraph-rsid="003ca5df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513b9a" officeooo:paragraph-rsid="00513b9a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style:shadow="none"/>
      <style:text-properties officeooo:rsid="0048f237" officeooo:paragraph-rsid="0048f237"/>
    </style:style>
    <style:style style:name="P7" style:family="paragraph" style:parent-style-name="Standard">
      <style:paragraph-properties fo:line-height="115%" style:shadow="none"/>
      <style:text-properties officeooo:rsid="0007b9d8" officeooo:paragraph-rsid="0007b9d8"/>
    </style:style>
    <style:style style:name="P8" style:family="paragraph" style:parent-style-name="Standard">
      <style:paragraph-properties fo:line-height="115%" fo:text-align="center" style:justify-single-word="false" style:shadow="none"/>
      <style:text-properties fo:font-weight="bold" officeooo:rsid="0007b9d8" officeooo:paragraph-rsid="0007b9d8" style:font-weight-asian="bold" style:font-weight-complex="bold"/>
    </style:style>
    <style:style style:name="P9" style:family="paragraph" style:parent-style-name="Standard">
      <style:paragraph-properties fo:line-height="115%" style:shadow="none"/>
    </style:style>
    <style:style style:name="P10" style:family="paragraph" style:parent-style-name="Standard">
      <style:paragraph-properties fo:line-height="115%" style:shadow="none"/>
      <style:text-properties officeooo:paragraph-rsid="00144834"/>
    </style:style>
    <style:style style:name="P11" style:family="paragraph" style:parent-style-name="Standard">
      <style:paragraph-properties fo:line-height="115%" style:shadow="none"/>
      <style:text-properties officeooo:paragraph-rsid="00144d32"/>
    </style:style>
    <style:style style:name="P12" style:family="paragraph" style:parent-style-name="Standard">
      <style:paragraph-properties fo:line-height="115%" style:shadow="none"/>
      <style:text-properties officeooo:paragraph-rsid="001d9c61"/>
    </style:style>
    <style:style style:name="P13" style:family="paragraph" style:parent-style-name="Standard">
      <style:paragraph-properties fo:line-height="115%" style:shadow="none"/>
      <style:text-properties officeooo:paragraph-rsid="0032b4fd"/>
    </style:style>
    <style:style style:name="P14" style:family="paragraph" style:parent-style-name="Standard">
      <style:paragraph-properties fo:line-height="115%" style:shadow="none"/>
      <style:text-properties officeooo:paragraph-rsid="001871c5"/>
    </style:style>
    <style:style style:name="P15" style:family="paragraph" style:parent-style-name="Standard">
      <style:paragraph-properties fo:line-height="115%" style:shadow="none"/>
      <style:text-properties fo:font-style="italic" style:font-style-asian="italic" style:font-style-complex="italic"/>
    </style:style>
    <style:style style:name="P16" style:family="paragraph" style:parent-style-name="Standard">
      <style:paragraph-properties fo:line-height="115%" style:shadow="none"/>
      <style:text-properties fo:font-style="italic" officeooo:paragraph-rsid="000ae35d" style:font-style-asian="italic" style:font-style-complex="italic"/>
    </style:style>
    <style:style style:name="P17" style:family="paragraph" style:parent-style-name="Standard">
      <style:paragraph-properties fo:line-height="115%" style:shadow="none"/>
      <style:text-properties fo:font-style="italic" officeooo:rsid="0007a1eb" officeooo:paragraph-rsid="000ae35d" style:font-style-asian="italic" style:font-style-complex="italic"/>
    </style:style>
    <style:style style:name="P18" style:family="paragraph" style:parent-style-name="Standard">
      <style:paragraph-properties fo:line-height="115%" style:shadow="none"/>
      <style:text-properties fo:font-style="italic" officeooo:rsid="0007a1eb" officeooo:paragraph-rsid="0007a1eb" style:font-style-asian="italic" style:font-style-complex="italic"/>
    </style:style>
    <style:style style:name="P19" style:family="paragraph" style:parent-style-name="Standard">
      <style:paragraph-properties fo:line-height="115%" style:shadow="none"/>
      <style:text-properties fo:font-style="italic" officeooo:rsid="0007a1eb" officeooo:paragraph-rsid="000c2ee8" style:font-style-asian="italic" style:font-style-complex="italic"/>
    </style:style>
    <style:style style:name="P20" style:family="paragraph" style:parent-style-name="Standard">
      <style:paragraph-properties fo:line-height="115%" style:shadow="none"/>
      <style:text-properties fo:font-style="italic" officeooo:rsid="0007a1eb" officeooo:paragraph-rsid="000df41b" style:font-style-asian="italic" style:font-style-complex="italic"/>
    </style:style>
    <style:style style:name="P21" style:family="paragraph" style:parent-style-name="Standard">
      <style:paragraph-properties fo:line-height="115%" style:shadow="none"/>
      <style:text-properties officeooo:rsid="0007a1eb"/>
    </style:style>
    <style:style style:name="P22" style:family="paragraph" style:parent-style-name="Standard">
      <style:paragraph-properties fo:line-height="115%" style:shadow="none"/>
      <style:text-properties officeooo:rsid="0007a1eb" officeooo:paragraph-rsid="0020ef08"/>
    </style:style>
    <style:style style:name="P23" style:family="paragraph" style:parent-style-name="Standard">
      <style:paragraph-properties fo:line-height="115%" style:shadow="none"/>
      <style:text-properties officeooo:rsid="0007a1eb" officeooo:paragraph-rsid="0007a1eb"/>
    </style:style>
    <style:style style:name="P24" style:family="paragraph" style:parent-style-name="Standard">
      <style:paragraph-properties fo:line-height="115%" style:shadow="none"/>
      <style:text-properties officeooo:rsid="0007a1eb" officeooo:paragraph-rsid="0032e5a1"/>
    </style:style>
    <style:style style:name="P25" style:family="paragraph" style:parent-style-name="Standard">
      <style:paragraph-properties fo:line-height="115%" style:shadow="none"/>
      <style:text-properties officeooo:rsid="0007a1eb" officeooo:paragraph-rsid="004702eb"/>
    </style:style>
    <style:style style:name="P26" style:family="paragraph" style:parent-style-name="Standard">
      <style:paragraph-properties fo:line-height="115%" style:shadow="none"/>
      <style:text-properties officeooo:rsid="0007a1eb" officeooo:paragraph-rsid="0034999a"/>
    </style:style>
    <style:style style:name="P27" style:family="paragraph" style:parent-style-name="Standard">
      <style:paragraph-properties fo:line-height="115%" style:shadow="none"/>
      <style:text-properties officeooo:rsid="0007a1eb" officeooo:paragraph-rsid="0036606f"/>
    </style:style>
    <style:style style:name="P28" style:family="paragraph" style:parent-style-name="Standard">
      <style:paragraph-properties fo:line-height="115%" style:shadow="none"/>
      <style:text-properties officeooo:rsid="0007a1eb" officeooo:paragraph-rsid="002cb149"/>
    </style:style>
    <style:style style:name="P29" style:family="paragraph" style:parent-style-name="Standard">
      <style:paragraph-properties fo:line-height="115%" style:shadow="none"/>
      <style:text-properties officeooo:rsid="0007a1eb" officeooo:paragraph-rsid="0012f770"/>
    </style:style>
    <style:style style:name="P30" style:family="paragraph" style:parent-style-name="Standard">
      <style:paragraph-properties fo:line-height="115%" style:shadow="none"/>
      <style:text-properties officeooo:rsid="0007a1eb" officeooo:paragraph-rsid="002e7c40"/>
    </style:style>
    <style:style style:name="P31" style:family="paragraph" style:parent-style-name="Standard">
      <style:paragraph-properties fo:line-height="115%" style:shadow="none"/>
      <style:text-properties officeooo:rsid="0007a1eb" officeooo:paragraph-rsid="003b3783"/>
    </style:style>
    <style:style style:name="P32" style:family="paragraph" style:parent-style-name="Standard">
      <style:paragraph-properties fo:line-height="115%" style:shadow="none"/>
      <style:text-properties officeooo:rsid="0007a1eb" officeooo:paragraph-rsid="0025442d"/>
    </style:style>
    <style:style style:name="P33" style:family="paragraph" style:parent-style-name="Standard">
      <style:paragraph-properties fo:line-height="115%" style:shadow="none"/>
      <style:text-properties officeooo:rsid="0007a1eb" officeooo:paragraph-rsid="0058977a"/>
    </style:style>
    <style:style style:name="P34" style:family="paragraph" style:parent-style-name="Standard">
      <style:paragraph-properties fo:line-height="115%" style:shadow="none"/>
      <style:text-properties officeooo:rsid="0007a1eb" officeooo:paragraph-rsid="0058dc7b"/>
    </style:style>
    <style:style style:name="P35" style:family="paragraph" style:parent-style-name="Standard">
      <style:paragraph-properties fo:line-height="115%" style:shadow="none"/>
      <style:text-properties fo:font-size="12pt" fo:font-style="italic" officeooo:rsid="0007a1eb" officeooo:paragraph-rsid="000c2ee8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line-height="115%" style:shadow="none"/>
      <style:text-properties fo:font-size="12pt" fo:font-style="italic" officeooo:rsid="0007a1eb" officeooo:paragraph-rsid="000ae35d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line-height="115%" style:shadow="none"/>
      <style:text-properties fo:font-size="12pt" officeooo:rsid="00131d81" officeooo:paragraph-rsid="00144834" style:font-size-asian="12pt" style:font-size-complex="12pt"/>
    </style:style>
    <style:style style:name="P38" style:family="paragraph" style:parent-style-name="Standard">
      <style:paragraph-properties fo:line-height="115%" fo:text-align="justify" style:justify-single-word="false" style:shadow="none"/>
      <style:text-properties fo:font-style="normal" officeooo:rsid="004f093c" officeooo:paragraph-rsid="0048f237" style:font-style-asian="normal" style:font-style-complex="normal"/>
    </style:style>
    <style:style style:name="P39" style:family="paragraph" style:parent-style-name="Standard">
      <style:paragraph-properties fo:line-height="115%" fo:text-align="justify" style:justify-single-word="false" style:shadow="none"/>
      <style:text-properties fo:font-style="normal" officeooo:rsid="00540201" officeooo:paragraph-rsid="0048f237" style:font-style-asian="normal" style:font-style-complex="normal"/>
    </style:style>
    <style:style style:name="P40" style:family="paragraph" style:parent-style-name="Standard">
      <style:paragraph-properties fo:line-height="115%" style:shadow="none"/>
      <style:text-properties officeooo:rsid="004702eb" officeooo:paragraph-rsid="004702eb"/>
    </style:style>
    <style:style style:name="P41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shadow="none" style:join-border="false"/>
      <style:text-properties fo:font-style="normal" officeooo:rsid="00540201" officeooo:paragraph-rsid="0048f237" style:font-style-asian="normal" style:font-style-complex="normal"/>
    </style:style>
    <style:style style:name="P42" style:family="paragraph" style:parent-style-name="Standard">
      <style:paragraph-properties fo:line-height="115%" style:shadow="none"/>
      <style:text-properties officeooo:rsid="0058977a" officeooo:paragraph-rsid="0058977a"/>
    </style:style>
    <style:style style:name="P43" style:family="paragraph" style:parent-style-name="Standard">
      <style:paragraph-properties fo:line-height="115%" style:shadow="none"/>
      <style:text-properties officeooo:rsid="0058dc7b" officeooo:paragraph-rsid="0058dc7b"/>
    </style:style>
    <style:style style:name="P44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paragraph-rsid="007c6b91" style:font-weight-asian="bold" style:font-weight-complex="bold"/>
    </style:style>
    <style:style style:name="P46" style:family="paragraph" style:parent-style-name="Standard">
      <style:paragraph-properties fo:text-align="center" style:justify-single-word="false" fo:padding="0.049cm" fo:border="0.06pt solid #000000" style:shadow="#808080 0.18cm 0.18cm"/>
      <style:text-properties fo:font-weight="bold" officeooo:rsid="007e0829" officeooo:paragraph-rsid="007e0829" style:font-weight-asian="bold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 style:shadow="none"/>
      <style:text-properties officeooo:paragraph-rsid="005f8c48"/>
    </style:style>
    <style:style style:name="P4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 style:shadow="none"/>
    </style:style>
    <style:style style:name="P4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 style:shadow="none"/>
      <style:text-properties officeooo:rsid="00701e62" officeooo:paragraph-rsid="00701e62"/>
    </style:style>
    <style:style style:name="P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 style:shadow="none"/>
      <style:text-properties officeooo:rsid="00766d35" officeooo:paragraph-rsid="00766d35"/>
    </style:style>
    <style:style style:name="P5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2cm" style:auto-text-indent="false" fo:background-color="transparent" style:shadow="none"/>
      <style:text-properties officeooo:rsid="00766d35" officeooo:paragraph-rsid="007fb565"/>
    </style:style>
    <style:style style:name="T1" style:family="text">
      <style:text-properties officeooo:rsid="0007a1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2b4fd" style:font-style-asian="italic" style:font-style-complex="italic"/>
    </style:style>
    <style:style style:name="T4" style:family="text">
      <style:text-properties fo:font-style="italic" officeooo:rsid="004c0f0f" style:font-style-asian="italic" style:font-style-complex="italic"/>
    </style:style>
    <style:style style:name="T5" style:family="text">
      <style:text-properties fo:font-style="italic" officeooo:rsid="004f093c" style:font-style-asian="italic" style:font-style-complex="italic"/>
    </style:style>
    <style:style style:name="T6" style:family="text">
      <style:text-properties fo:font-style="italic" officeooo:rsid="005dc9e6" style:font-style-asian="italic" style:font-style-complex="italic"/>
    </style:style>
    <style:style style:name="T7" style:family="text">
      <style:text-properties fo:font-style="italic" fo:font-weight="normal" officeooo:rsid="0071e977" style:font-style-asian="italic" style:font-weight-asian="normal" style:font-style-complex="italic" style:font-weight-complex="normal"/>
    </style:style>
    <style:style style:name="T8" style:family="text">
      <style:text-properties officeooo:rsid="000ae35d"/>
    </style:style>
    <style:style style:name="T9" style:family="text">
      <style:text-properties officeooo:rsid="000c2ee8"/>
    </style:style>
    <style:style style:name="T10" style:family="text">
      <style:text-properties officeooo:rsid="00139bee"/>
    </style:style>
    <style:style style:name="T11" style:family="text">
      <style:text-properties fo:font-size="12pt" officeooo:rsid="000ae35d" style:font-size-asian="12pt" style:font-size-complex="12pt"/>
    </style:style>
    <style:style style:name="T12" style:family="text">
      <style:text-properties fo:font-size="12pt" officeooo:rsid="00131d81" style:font-size-asian="12pt" style:font-size-complex="12pt"/>
    </style:style>
    <style:style style:name="T13" style:family="text">
      <style:text-properties fo:font-size="12pt" officeooo:rsid="00114fd4" style:font-size-asian="12pt" style:font-size-complex="12pt"/>
    </style:style>
    <style:style style:name="T14" style:family="text">
      <style:text-properties fo:font-size="12pt" officeooo:rsid="000c2ee8" style:font-size-asian="12pt" style:font-size-complex="12pt"/>
    </style:style>
    <style:style style:name="T15" style:family="text">
      <style:text-properties fo:font-size="12pt" fo:font-style="italic" officeooo:rsid="000936a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114fd4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32b4fd" style:font-size-asian="12pt" style:font-style-asian="italic" style:font-size-complex="12pt" style:font-style-complex="italic"/>
    </style:style>
    <style:style style:name="T18" style:family="text">
      <style:text-properties fo:font-size="8pt" officeooo:rsid="00139bee" style:font-size-asian="8pt" style:font-size-complex="8pt"/>
    </style:style>
    <style:style style:name="T19" style:family="text">
      <style:text-properties fo:font-size="8pt" officeooo:rsid="00144d32" style:font-size-asian="8pt" style:font-size-complex="8pt"/>
    </style:style>
    <style:style style:name="T20" style:family="text">
      <style:text-properties fo:font-size="8pt" officeooo:rsid="001871c5" style:font-size-asian="8pt" style:font-size-complex="8pt"/>
    </style:style>
    <style:style style:name="T21" style:family="text">
      <style:text-properties fo:font-size="8pt" officeooo:rsid="001cca7e" style:font-size-asian="8pt" style:font-size-complex="8pt"/>
    </style:style>
    <style:style style:name="T22" style:family="text">
      <style:text-properties fo:font-size="8pt" officeooo:rsid="001e04a7" style:font-size-asian="8pt" style:font-size-complex="8pt"/>
    </style:style>
    <style:style style:name="T23" style:family="text">
      <style:text-properties fo:font-size="8pt" officeooo:rsid="0020ef08" style:font-size-asian="8pt" style:font-size-complex="8pt"/>
    </style:style>
    <style:style style:name="T24" style:family="text">
      <style:text-properties fo:font-size="8pt" officeooo:rsid="0025442d" style:font-size-asian="8pt" style:font-size-complex="8pt"/>
    </style:style>
    <style:style style:name="T25" style:family="text">
      <style:text-properties fo:font-size="8pt" officeooo:rsid="0028a453" style:font-size-asian="8pt" style:font-size-complex="8pt"/>
    </style:style>
    <style:style style:name="T26" style:family="text">
      <style:text-properties fo:font-size="8pt" officeooo:rsid="002b1252" style:font-size-asian="8pt" style:font-size-complex="8pt"/>
    </style:style>
    <style:style style:name="T27" style:family="text">
      <style:text-properties fo:font-size="8pt" officeooo:rsid="002cb149" style:font-size-asian="8pt" style:font-size-complex="8pt"/>
    </style:style>
    <style:style style:name="T28" style:family="text">
      <style:text-properties fo:font-size="8pt" officeooo:rsid="002e7c40" style:font-size-asian="8pt" style:font-size-complex="8pt"/>
    </style:style>
    <style:style style:name="T29" style:family="text">
      <style:text-properties fo:font-size="8pt" officeooo:rsid="0032b4fd" style:font-size-asian="8pt" style:font-size-complex="8pt"/>
    </style:style>
    <style:style style:name="T30" style:family="text">
      <style:text-properties fo:font-size="8pt" officeooo:rsid="0032e5a1" style:font-size-asian="8pt" style:font-size-complex="8pt"/>
    </style:style>
    <style:style style:name="T31" style:family="text">
      <style:text-properties fo:font-size="8pt" officeooo:rsid="0034999a" style:font-size-asian="8pt" style:font-size-complex="8pt"/>
    </style:style>
    <style:style style:name="T32" style:family="text">
      <style:text-properties fo:font-size="8pt" officeooo:rsid="0036606f" style:font-size-asian="8pt" style:font-size-complex="8pt"/>
    </style:style>
    <style:style style:name="T33" style:family="text">
      <style:text-properties fo:font-size="8pt" officeooo:rsid="003b3783" style:font-size-asian="8pt" style:font-size-complex="8pt"/>
    </style:style>
    <style:style style:name="T34" style:family="text">
      <style:text-properties officeooo:rsid="00224aa4"/>
    </style:style>
    <style:style style:name="T35" style:family="text">
      <style:text-properties officeooo:rsid="0032e5a1"/>
    </style:style>
    <style:style style:name="T36" style:family="text">
      <style:text-properties officeooo:rsid="004140cb"/>
    </style:style>
    <style:style style:name="T37" style:family="text">
      <style:text-properties officeooo:rsid="004702eb"/>
    </style:style>
    <style:style style:name="T38" style:family="text">
      <style:text-properties officeooo:rsid="00470a3c"/>
    </style:style>
    <style:style style:name="T39" style:family="text">
      <style:text-properties officeooo:rsid="00493253"/>
    </style:style>
    <style:style style:name="T40" style:family="text">
      <style:text-properties officeooo:rsid="004c0f0f"/>
    </style:style>
    <style:style style:name="T41" style:family="text">
      <style:text-properties fo:font-style="normal" officeooo:rsid="004c0f0f" style:font-style-asian="normal" style:font-style-complex="normal"/>
    </style:style>
    <style:style style:name="T42" style:family="text">
      <style:text-properties fo:font-style="normal" officeooo:rsid="004f093c" style:font-style-asian="normal" style:font-style-complex="normal"/>
    </style:style>
    <style:style style:name="T43" style:family="text">
      <style:text-properties fo:font-style="normal" officeooo:rsid="0054020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71e97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720d1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72f29d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7f82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3381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fb56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80311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71e977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72f29d" style:font-style-asian="normal" style:font-weight-asian="bold" style:font-style-complex="normal" style:font-weight-complex="bold"/>
    </style:style>
    <style:style style:name="T55" style:family="text">
      <style:text-properties officeooo:rsid="0051bb63"/>
    </style:style>
    <style:style style:name="T56" style:family="text">
      <style:text-properties officeooo:rsid="0056dc5a"/>
    </style:style>
    <style:style style:name="T57" style:family="text">
      <style:text-properties officeooo:rsid="0058977a"/>
    </style:style>
    <style:style style:name="T58" style:family="text">
      <style:text-properties officeooo:rsid="0058dc7b"/>
    </style:style>
    <style:style style:name="T59" style:family="text">
      <style:text-properties officeooo:rsid="005dc9e6"/>
    </style:style>
    <style:style style:name="T60" style:family="text">
      <style:text-properties officeooo:rsid="005f8c48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5f8c48" style:font-weight-asian="bold" style:font-weight-complex="bold"/>
    </style:style>
    <style:style style:name="T63" style:family="text">
      <style:text-properties fo:font-weight="bold" officeooo:rsid="006137d8" style:font-weight-asian="bold" style:font-weight-complex="bold"/>
    </style:style>
    <style:style style:name="T64" style:family="text">
      <style:text-properties fo:font-weight="bold" officeooo:rsid="006476dd" style:font-weight-asian="bold" style:font-weight-complex="bold"/>
    </style:style>
    <style:style style:name="T65" style:family="text">
      <style:text-properties fo:font-weight="bold" officeooo:rsid="0066531e" style:font-weight-asian="bold" style:font-weight-complex="bold"/>
    </style:style>
    <style:style style:name="T66" style:family="text">
      <style:text-properties fo:font-weight="bold" officeooo:rsid="0068b06d" style:font-weight-asian="bold" style:font-weight-complex="bold"/>
    </style:style>
    <style:style style:name="T67" style:family="text">
      <style:text-properties fo:font-weight="bold" officeooo:rsid="0066fd99" style:font-weight-asian="bold" style:font-weight-complex="bold"/>
    </style:style>
    <style:style style:name="T68" style:family="text">
      <style:text-properties fo:font-weight="bold" officeooo:rsid="006b4312" style:font-weight-asian="bold" style:font-weight-complex="bold"/>
    </style:style>
    <style:style style:name="T69" style:family="text">
      <style:text-properties fo:font-weight="bold" officeooo:rsid="0069b4c3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5f8c48" style:font-weight-asian="normal" style:font-weight-complex="normal"/>
    </style:style>
    <style:style style:name="T72" style:family="text">
      <style:text-properties fo:font-weight="normal" officeooo:rsid="006137d8" style:font-weight-asian="normal" style:font-weight-complex="normal"/>
    </style:style>
    <style:style style:name="T73" style:family="text">
      <style:text-properties fo:font-weight="normal" officeooo:rsid="0061f074" style:font-weight-asian="normal" style:font-weight-complex="normal"/>
    </style:style>
    <style:style style:name="T74" style:family="text">
      <style:text-properties fo:font-weight="normal" officeooo:rsid="00633817" style:font-weight-asian="normal" style:font-weight-complex="normal"/>
    </style:style>
    <style:style style:name="T75" style:family="text">
      <style:text-properties fo:font-weight="normal" officeooo:rsid="00635f34" style:font-weight-asian="normal" style:font-weight-complex="normal"/>
    </style:style>
    <style:style style:name="T76" style:family="text">
      <style:text-properties fo:font-weight="normal" officeooo:rsid="0066531e" style:font-weight-asian="normal" style:font-weight-complex="normal"/>
    </style:style>
    <style:style style:name="T77" style:family="text">
      <style:text-properties fo:font-weight="normal" officeooo:rsid="0066fd99" style:font-weight-asian="normal" style:font-weight-complex="normal"/>
    </style:style>
    <style:style style:name="T78" style:family="text">
      <style:text-properties fo:font-weight="normal" officeooo:rsid="0068b06d" style:font-weight-asian="normal" style:font-weight-complex="normal"/>
    </style:style>
    <style:style style:name="T79" style:family="text">
      <style:text-properties fo:font-weight="normal" officeooo:rsid="0068b365" style:font-weight-asian="normal" style:font-weight-complex="normal"/>
    </style:style>
    <style:style style:name="T80" style:family="text">
      <style:text-properties fo:font-weight="normal" officeooo:rsid="0069b4c3" style:font-weight-asian="normal" style:font-weight-complex="normal"/>
    </style:style>
    <style:style style:name="T81" style:family="text">
      <style:text-properties fo:font-weight="normal" officeooo:rsid="006b4312" style:font-weight-asian="normal" style:font-weight-complex="normal"/>
    </style:style>
    <style:style style:name="T82" style:family="text">
      <style:text-properties fo:font-weight="normal" officeooo:rsid="0071e977" style:font-weight-asian="normal" style:font-weight-complex="normal"/>
    </style:style>
    <style:style style:name="T83" style:family="text">
      <style:text-properties fo:font-weight="normal" officeooo:rsid="007fb565" style:font-weight-asian="normal" style:font-weight-complex="normal"/>
    </style:style>
    <style:style style:name="T84" style:family="text">
      <style:text-properties officeooo:rsid="006137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Rire quand il faudrait pleurer ?</text:p>
      <text:p text:style-name="P3"/>
      <text:p text:style-name="P3">Adapter à l’écran u<text:span text:style-name="T55">ne scène de </text:span><text:span text:style-name="T2">Romeo and Juliet</text:span> (William Shakespeare, 1597)</text:p>
      <text:p text:style-name="P3"/>
      <text:p text:style-name="P4">L’édition anglaise, la numérotation des vers et leur traduction sont celles de la collection <text:span text:style-name="T2">Bouquins</text:span>.</text:p>
      <text:p text:style-name="P3"/>
      <text:p text:style-name="P2"/>
      <text:p text:style-name="P6"><text:tab/>William Shakespeare imagine qu’à Vérone, en Italie, <text:span text:style-name="T39">deux familles se détestent : les Capulet et les Montaigu. Juliette Capulet est promise à Paris, un membre de sa famille. Après la scène suivante au cours de laquelle sa mère la pousse dans les bras de Paris, elle rencontrera Romeo Montaigu. Leur histoire finira mal.</text:span></text:p>
      <text:p text:style-name="P6"/>
      <text:p text:style-name="P6"><text:tab/><text:span text:style-name="T40">L’intérêt de la scène suivante est qu’elle n’a rien d’amusant </text:span><text:span text:style-name="T4">a priori</text:span><text:span text:style-name="T41">. Shakespeare, pour la rendre moins grave, utilise un rôle comique, celui de la nourrice de Juliette. </text:span><text:span text:style-name="T42">Le réalisateur du film </text:span><text:span text:style-name="T5">Romeo + Juliet</text:span><text:span text:style-name="T42"> (1996) a lui aussi son idée pour dynamiser cette scène.</text:span></text:p>
      <text:p text:style-name="P38"/>
      <text:p text:style-name="P6"><text:span text:style-name="T42"><text:tab/></text:span><text:span text:style-name="T43">Ce qui suit est le texte de la pièce limité aux dialogues du film.</text:span></text:p>
      <text:p text:style-name="P39"/>
      <text:p text:style-name="P39"/>
      <text:p text:style-name="P41"/>
      <text:p text:style-name="P39"/>
      <text:p text:style-name="P7"/>
      <text:p text:style-name="P8">I.3</text:p>
      <text:p text:style-name="P9"/>
      <text:p text:style-name="P9"><text:span text:style-name="T2"><text:tab/>Enter LADY CAPULET and NURSE</text:span><text:tab/><text:tab/><text:tab/><text:tab/><text:span text:style-name="T15">Entrent la Femme de Capulet et la Nourrice</text:span></text:p>
      <text:p text:style-name="P9"/>
      <text:p text:style-name="P15"><text:tab/>LADY CAPULET<text:tab/><text:tab/><text:tab/><text:tab/><text:tab/><text:tab/><text:span text:style-name="T11">La Femme de Capulet</text:span></text:p>
      <text:p text:style-name="P10"><text:span text:style-name="T18">[100]</text:span><text:span text:style-name="T10"><text:tab/></text:span>Nurse, where’s my daughter? Call her forth to me.<text:tab/><text:tab/><text:span text:style-name="T12">Nourrice, où est ma fille ? Dis-lui que je la</text:span></text:p>
      <text:p text:style-name="P37"><text:tab/><text:tab/><text:tab/><text:tab/><text:tab/><text:tab/><text:tab/><text:tab/><text:tab/>cherche.</text:p>
      <text:p text:style-name="P9"/>
      <text:p text:style-name="P15"><text:tab/>NURSE<text:tab/><text:tab/><text:tab/><text:tab/><text:tab/><text:tab/><text:tab/><text:span text:style-name="T13">La Nourrice</text:span></text:p>
      <text:p text:style-name="P11"><text:span text:style-name="T18">[10</text:span><text:span text:style-name="T19">3</text:span><text:span text:style-name="T18">]</text:span><text:span text:style-name="T1"><text:tab/>[…] </text:span>I bade her come. <text:span text:style-name="T1">[…]<text:tab/><text:tab/><text:tab/><text:tab/><text:tab/>Je lui ai dit […]</text:span></text:p>
      <text:p text:style-name="P11"><text:span text:style-name="T18">[10</text:span><text:span text:style-name="T19">4</text:span><text:span text:style-name="T18">]</text:span><text:tab/>God forbid! <text:span text:style-name="T1">[…]<text:tab/><text:tab/><text:tab/><text:tab/><text:tab/><text:tab/>Mon dieu, pourvu …</text:span></text:p>
      <text:p text:style-name="P9"/>
      <text:p text:style-name="P9"><text:span text:style-name="T2"><text:tab/>Enter JULIET<text:tab/></text:span><text:span text:style-name="T3">[…]</text:span><text:span text:style-name="T2"><text:tab/><text:tab/><text:tab/><text:tab/><text:tab/><text:tab/></text:span><text:span text:style-name="T16">Entre Juliette </text:span><text:span text:style-name="T17">[…]</text:span></text:p>
      <text:p text:style-name="P9"><text:tab/></text:p>
      <text:p text:style-name="P17"><text:tab/>JULIET<text:tab/><text:tab/><text:tab/><text:tab/><text:tab/><text:tab/><text:tab/><text:span text:style-name="T11">Juliette</text:span></text:p>
      <text:p text:style-name="P12"><text:span text:style-name="T18">[</text:span><text:span text:style-name="T21">00</text:span><text:span text:style-name="T22">7</text:span><text:span text:style-name="T18">]<text:tab/></text:span>Madam, I am here. What is your will?<text:tab/><text:tab/><text:tab/><text:span text:style-name="T36">Madame, me voici. Que voulez-vous ?</text:span></text:p>
      <text:p text:style-name="P9"/>
      <text:p text:style-name="P16"><text:tab/>LADY CAPULET<text:tab/><text:tab/><text:tab/><text:tab/><text:tab/><text:tab/><text:span text:style-name="T11">La Femme de Capulet</text:span></text:p>
      <text:p text:style-name="P13"><text:span text:style-name="T18">[</text:span><text:span text:style-name="T21">00</text:span><text:span text:style-name="T29">8</text:span><text:span text:style-name="T18">]</text:span><text:tab/>This is the matter.—Nurse, give leave awhile,<text:tab/><text:tab/><text:span text:style-name="T36">Voici l’affaire. - Nourrice, laisse-nous un</text:span></text:p>
      <text:p text:style-name="P13"><text:tab/><text:tab/><text:tab/><text:tab/><text:tab/><text:tab/><text:tab/><text:tab/><text:tab/><text:span text:style-name="T36">instant.</text:span></text:p>
      <text:p text:style-name="P13"><text:span text:style-name="T18">[</text:span><text:span text:style-name="T21">00</text:span><text:span text:style-name="T29">9</text:span><text:span text:style-name="T18">]</text:span><text:tab/>We must talk in secret.—Nurse, come back again.<text:tab/><text:tab/><text:span text:style-name="T36">Nous avons à parler en secret. Non, nourrice,</text:span></text:p>
      <text:p text:style-name="P14"><text:span text:style-name="T18">[</text:span><text:span text:style-name="T22">0</text:span><text:span text:style-name="T20">10</text:span><text:span text:style-name="T18">]</text:span><text:tab/>I have remembered me. Thou’s hear our counsel.<text:tab/><text:tab/><text:span text:style-name="T36">Reste là. J’oubliais : mieux vaut que tu</text:span></text:p>
      <text:p text:style-name="P14"><text:tab/><text:tab/><text:tab/><text:tab/><text:tab/><text:tab/><text:tab/><text:tab/><text:tab/><text:span text:style-name="T36">entendes.</text:span></text:p>
      <text:p text:style-name="P13"><text:span text:style-name="T18">[</text:span><text:span text:style-name="T21">0</text:span><text:span text:style-name="T29">11</text:span><text:span text:style-name="T18">]</text:span><text:tab/>Thou know’st my daughter’s of a pretty age. <text:span text:style-name="T1">[…]<text:tab/><text:tab/>Comme tu sais, ma fille est à l’âge charmant.</text:span></text:p>
      <text:p text:style-name="P21"/>
      <text:p text:style-name="P18"><text:tab/>NURSE<text:tab/><text:tab/><text:tab/><text:tab/><text:tab/><text:tab/><text:tab/><text:span text:style-name="T14">La Nourrice</text:span></text:p>
      <text:p text:style-name="P22"><text:span text:style-name="T18">[</text:span><text:span text:style-name="T21">0</text:span><text:span text:style-name="T23">61</text:span><text:span text:style-name="T18">]</text:span><text:tab/>Thou wast the prettiest babe that e'er I nursed. <text:span text:style-name="T34">[…]<text:tab/><text:tab/>Je n’aurai pas nourri de plus joli bébé.</text:span></text:p>
      <text:p text:style-name="P23"/>
      <text:p text:style-name="P36"><text:soft-page-break/><text:tab/>LADY CAPULET<text:tab/><text:tab/><text:tab/><text:tab/><text:tab/><text:tab/><text:span text:style-name="T8">La Femme de Capulet</text:span></text:p>
      <text:p text:style-name="P24"><text:span text:style-name="T18">[</text:span><text:span text:style-name="T21">0</text:span><text:span text:style-name="T30">72</text:span><text:span text:style-name="T18">]</text:span><text:tab/><text:span text:style-name="T35">[…] </text:span>By my count,<text:tab/><text:tab/><text:tab/><text:tab/><text:tab/><text:tab/><text:span text:style-name="T37">Et si mon compte est bien exact,</text:span></text:p>
      <text:p text:style-name="P24"><text:span text:style-name="T18">[</text:span><text:span text:style-name="T21">0</text:span><text:span text:style-name="T30">73</text:span><text:span text:style-name="T18">]</text:span><text:tab/>I was your mother much upon these years<text:tab/><text:tab/><text:tab/><text:span text:style-name="T37">Je devins votre mère à peu près à cet âge</text:span></text:p>
      <text:p text:style-name="P24"><text:span text:style-name="T18">[</text:span><text:span text:style-name="T21">0</text:span><text:span text:style-name="T30">74</text:span><text:span text:style-name="T18">]</text:span><text:tab/>That you are now a maid. Thus then in brief:<text:tab/><text:tab/><text:span text:style-name="T37">Qui vous voit fille encore. Bref, pour en</text:span></text:p>
      <text:p text:style-name="P24"><text:tab/><text:tab/><text:tab/><text:tab/><text:tab/><text:tab/><text:tab/><text:tab/><text:tab/><text:span text:style-name="T37">venir au fait,</text:span></text:p>
      <text:p text:style-name="P25"><text:span text:style-name="T18">[</text:span><text:span text:style-name="T21">0</text:span><text:span text:style-name="T30">75</text:span><text:span text:style-name="T18">]</text:span><text:tab/>The valiant Paris seeks you for his love. […]<text:tab/><text:tab/><text:span text:style-name="T37">Le valeureux Paris vous recherche pour</text:span></text:p>
      <text:p text:style-name="P40"><text:tab/><text:tab/><text:tab/><text:tab/><text:tab/><text:tab/><text:tab/><text:tab/><text:tab/>femme.</text:p>
      <text:p text:style-name="P23"/>
      <text:p text:style-name="P35"><text:tab/>NURSE<text:tab/><text:tab/><text:tab/><text:tab/><text:tab/><text:tab/><text:tab/><text:span text:style-name="T9">La Nourrice</text:span></text:p>
      <text:p text:style-name="P26"><text:span text:style-name="T18">[</text:span><text:span text:style-name="T21">0</text:span><text:span text:style-name="T22">7</text:span><text:span text:style-name="T31">6</text:span><text:span text:style-name="T18">]</text:span><text:tab/>A man, young lady! Lady, such a man<text:tab/><text:tab/><text:tab/><text:span text:style-name="T37">Mon enfant, c’est un homme… un homme</text:span></text:p>
      <text:p text:style-name="P26"><text:tab/><text:tab/><text:tab/><text:tab/><text:tab/><text:tab/><text:tab/><text:tab/><text:tab/><text:span text:style-name="T37">mon enfant,</text:span></text:p>
      <text:p text:style-name="P26"><text:span text:style-name="T18">[</text:span><text:span text:style-name="T21">0</text:span><text:span text:style-name="T31">77</text:span><text:span text:style-name="T18">]</text:span><text:tab/>As all the world. Why, he’s a man of wax.<text:tab/><text:tab/><text:tab/><text:span text:style-name="T37">Comme le monde entier – Ah ! un modèle en</text:span></text:p>
      <text:p text:style-name="P26"><text:tab/><text:tab/><text:tab/><text:tab/><text:tab/><text:tab/><text:tab/><text:tab/><text:tab/><text:span text:style-name="T37">cire !</text:span></text:p>
      <text:p text:style-name="P23"/>
      <text:p text:style-name="P36"><text:tab/>LADY CAPULET<text:tab/><text:tab/><text:tab/><text:tab/><text:tab/><text:tab/><text:span text:style-name="T8">La Femme de Capulet</text:span></text:p>
      <text:p text:style-name="P27"><text:span text:style-name="T18">[</text:span><text:span text:style-name="T21">0</text:span><text:span text:style-name="T32">78</text:span><text:span text:style-name="T18">]</text:span><text:tab/>Verona’s summer hath not such a flower.<text:tab/><text:tab/><text:tab/><text:span text:style-name="T38">Tout l’été de Vérone n’a pas de fleur pareille.</text:span></text:p>
      <text:p text:style-name="P23"/>
      <text:p text:style-name="P19"><text:tab/>NURSE<text:tab/><text:tab/><text:tab/><text:tab/><text:tab/><text:tab/><text:tab/><text:span text:style-name="T9">La Nourrice</text:span></text:p>
      <text:p text:style-name="P27"><text:span text:style-name="T18">[</text:span><text:span text:style-name="T21">0</text:span><text:span text:style-name="T32">79</text:span><text:span text:style-name="T18">]</text:span><text:tab/>Nay, he’s a flower. In faith, a very flower. […]<text:tab/><text:tab/><text:span text:style-name="T38">Une fleur, en effet : une vraie fleur, pour sûr.</text:span></text:p>
      <text:p text:style-name="P23"/>
      <text:p text:style-name="P17"><text:tab/>LADY CAPULET<text:tab/><text:tab/><text:tab/><text:tab/><text:tab/><text:tab/><text:span text:style-name="T8">La Femme de Capulet</text:span></text:p>
      <text:p text:style-name="P28"><text:span text:style-name="T18">[</text:span><text:span text:style-name="T27">081</text:span><text:span text:style-name="T18">]</text:span><text:tab/>This night you shall behold him at our feast.<text:tab/><text:tab/><text:tab/><text:span text:style-name="T56">Ce soir même, vous le verrez à notre fête.</text:span></text:p>
      <text:p text:style-name="P23"><text:tab/>Read o'er the volume of young Paris' face<text:tab/><text:tab/><text:tab/><text:span text:style-name="T56">Lisez bien le visage de ce jeune Paris,</text:span></text:p>
      <text:p text:style-name="P29"><text:tab/>And find delight writ there with beauty’s pen. […]<text:tab/><text:tab/><text:span text:style-name="T56">Un livre où la Beauté, de sa plume, a mis</text:span></text:p>
      <text:p text:style-name="P29"><text:tab/><text:tab/><text:tab/><text:tab/><text:tab/><text:tab/><text:tab/><text:tab/><text:tab/>« <text:span text:style-name="T57">charme ».</text:span></text:p>
      <text:p text:style-name="P30"><text:span text:style-name="T18">[</text:span><text:span text:style-name="T21">0</text:span><text:span text:style-name="T28">88</text:span><text:span text:style-name="T18">]</text:span><text:tab/>This precious book of love, this unbound lover,<text:tab/><text:tab/><text:span text:style-name="T57">A cet amant, précieux feuillets épars, il faut</text:span></text:p>
      <text:p text:style-name="P33"><text:tab/>To beautify him only lacks a cover. […]<text:tab/><text:tab/><text:tab/><text:span text:style-name="T57">La couverture, pour faire un livre sans </text:span></text:p>
      <text:p text:style-name="P42"><text:tab/><text:tab/><text:tab/><text:tab/><text:tab/><text:tab/><text:tab/><text:tab/><text:tab/>défaut.</text:p>
      <text:p text:style-name="P34"><text:span text:style-name="T18">[</text:span><text:span text:style-name="T21">0</text:span><text:span text:style-name="T26">94</text:span><text:span text:style-name="T18">]</text:span><text:tab/>So shall you share all that he doth possess<text:tab/><text:tab/><text:tab/><text:span text:style-name="T58">Le comte vous permet d’avoir part à ses </text:span></text:p>
      <text:p text:style-name="P43"><text:tab/><text:tab/><text:tab/><text:tab/><text:tab/><text:tab/><text:tab/><text:tab/><text:tab/>biens,</text:p>
      <text:p text:style-name="P34"><text:span text:style-name="T18">[</text:span><text:span text:style-name="T21">0</text:span><text:span text:style-name="T25">95</text:span><text:span text:style-name="T18">]</text:span><text:tab/>By having him, making yourself no less.<text:tab/><text:tab/><text:tab/><text:span text:style-name="T58">Il suffit de le prendre, et vous n’y perdez </text:span></text:p>
      <text:p text:style-name="P43"><text:tab/><text:tab/><text:tab/><text:tab/><text:tab/><text:tab/><text:tab/><text:tab/><text:tab/>rien.</text:p>
      <text:p text:style-name="P23"/>
      <text:p text:style-name="P20"><text:tab/>NURSE<text:tab/><text:tab/><text:tab/><text:tab/><text:tab/><text:tab/><text:tab/><text:span text:style-name="T9">La Nourrice</text:span></text:p>
      <text:p text:style-name="P31"><text:span text:style-name="T18">[</text:span><text:span text:style-name="T21">0</text:span><text:span text:style-name="T33">96</text:span><text:span text:style-name="T18">]<text:tab/></text:span>No less? Nay, bigger. Women grow by men.<text:tab/><text:tab/><text:tab/><text:span text:style-name="T58">Rien ? Bien mieux : une femme gagne gros</text:span></text:p>
      <text:p text:style-name="P31"><text:tab/><text:tab/><text:tab/><text:tab/><text:tab/><text:tab/><text:tab/><text:tab/><text:tab/><text:span text:style-name="T58">près d’un homme.</text:span></text:p>
      <text:p text:style-name="P23"/>
      <text:p text:style-name="P17"><text:tab/>LADY CAPULET<text:tab/><text:tab/><text:tab/><text:tab/><text:tab/><text:tab/><text:span text:style-name="T8">La Femme de Capulet</text:span></text:p>
      <text:p text:style-name="P31"><text:span text:style-name="T18">[</text:span><text:span text:style-name="T21">0</text:span><text:span text:style-name="T33">97</text:span><text:span text:style-name="T18">]</text:span><text:tab/>Speak briefly. Can you like of Paris, love?<text:tab/><text:tab/><text:tab/><text:span text:style-name="T58">Bref, pensez-vous que son amour vous</text:span></text:p>
      <text:p text:style-name="P31"><text:tab/><text:tab/><text:tab/><text:tab/><text:tab/><text:tab/><text:tab/><text:tab/><text:tab/><text:span text:style-name="T58">agréera ?</text:span></text:p>
      <text:p text:style-name="P23"/>
      <text:p text:style-name="P18"><text:tab/>JULIET<text:tab/><text:tab/><text:tab/><text:tab/><text:tab/><text:tab/><text:tab/><text:span text:style-name="T8">Juliette</text:span></text:p>
      <text:p text:style-name="P31"><text:span text:style-name="T18">[</text:span><text:span text:style-name="T21">0</text:span><text:span text:style-name="T33">98</text:span><text:span text:style-name="T18">]</text:span><text:tab/>I’ll look to like if looking liking move.<text:tab/><text:tab/><text:tab/><text:span text:style-name="T58">Si ce que l’on voit plaît, je prévois qu’il</text:span></text:p>
      <text:p text:style-name="P31"><text:tab/><text:tab/><text:tab/><text:tab/><text:tab/><text:tab/><text:tab/><text:tab/><text:tab/><text:span text:style-name="T58">plaira.</text:span></text:p>
      <text:p text:style-name="P31"><text:span text:style-name="T18">[</text:span><text:span text:style-name="T21">0</text:span><text:span text:style-name="T33">99</text:span><text:span text:style-name="T18">]</text:span><text:tab/>But no more deep will I endart mine eye<text:tab/><text:tab/><text:tab/><text:span text:style-name="T58">Mais mon œil aux œillades n’est pas plus</text:span></text:p>
      <text:p text:style-name="P31"><text:tab/><text:tab/><text:tab/><text:tab/><text:tab/><text:tab/><text:tab/><text:tab/><text:tab/><text:span text:style-name="T58">disposé</text:span></text:p>
      <text:p text:style-name="P32"><text:span text:style-name="T18">[</text:span><text:span text:style-name="T24">100</text:span><text:span text:style-name="T18">]</text:span><text:tab/>Than your consent gives strength to make it fly.<text:tab/><text:tab/><text:span text:style-name="T58">Que votre accord ne l’encourage à en user.</text:span></text:p>
      <text:p text:style-name="P1"/>
      <text:p text:style-name="Standard"/>
      <text:p text:style-name="P44"><text:soft-page-break/></text:p>
      <text:p text:style-name="P45"><text:span text:style-name="T59">Synthèse sur l’extrait de </text:span><text:span text:style-name="T6">Romeo + Juliet</text:span><text:span text:style-name="T59"> (1996, Baz Luhrmann)</text:span></text:p>
      <text:p text:style-name="P45"/>
      <text:p text:style-name="P46">Où est Juliette ?</text:p>
      <text:p text:style-name="P45"/>
      <text:p text:style-name="P45"><text:span text:style-name="T59">0::15::19 → 0:17:32</text:span></text:p>
      <text:p text:style-name="P44"/>
      <text:p text:style-name="Standard"/>
      <text:p text:style-name="P47"><text:span text:style-name="T63">Un pla</text:span><text:span text:style-name="T64">n d’ensemble</text:span><text:span text:style-name="T84"> sur le palais des Capulet nous montre où la scène va se dérouler ; le</text:span><text:span text:style-name="T71"> </text:span><text:span text:style-name="T62">travelling avant</text:span><text:span text:style-name="T71"> </text:span><text:span text:style-name="T72">qui suit et qui finit par </text:span><text:span text:style-name="T63">un gros plan</text:span><text:span text:style-name="T72"> sur la bouche de la mère de Juliette montre ensuite la double volonté du réalisateur. </text:span><text:span text:style-name="T73">Il s’agit d’une part de dynamiser la scène et d’autre part de rendre ridicule la mère de Juliette. </text:span><text:span text:style-name="T74">L’ensemble donne donc une scène plaisante à voir, presque comique.</text:span></text:p>
      <text:p text:style-name="P48"/>
      <text:p text:style-name="P48"><text:span text:style-name="T60">Pour dynamiser la scène, le </text:span><text:span text:style-name="T62">montage</text:span><text:span text:style-name="T71"> est rapide, voire saccadé. </text:span><text:span text:style-name="T74">L’image est accéléré à plusieurs reprises </text:span><text:span text:style-name="T75">comme lorsque la mère de Juliette referme la fenêtre ou quand elle s’habille. </text:span><text:span text:style-name="T76">Le montage est saccadé quand la nourrice appelle Juliette : différents </text:span><text:span text:style-name="T65">plans</text:span><text:span text:style-name="T76"> se succèdent alors très rapidement. </text:span><text:span text:style-name="T77">Ce dynamisme montre la fébrilité avec laquelle la fête est préparée. En </text:span><text:span text:style-name="T67">arrière-pla</text:span><text:span text:style-name="T66">n</text:span><text:span text:style-name="T78"> des domestiques courent en tous sens ; un gâteau monumental surgit au </text:span><text:span text:style-name="T66">premier plan</text:span><text:span text:style-name="T78">. </text:span><text:span text:style-name="T79">La musique </text:span><text:span text:style-name="T80">possède</text:span><text:span text:style-name="T79"> un tempo accéléré. </text:span><text:span text:style-name="T81">La frénésie ambiante permet même </text:span><text:span text:style-name="T68">une absence de raccord</text:span><text:span text:style-name="T81"> quand Juliette surgit derrière sa mère, sans que le spectateur ait pu la voir descendre le grand escalier. </text:span><text:span text:style-name="T80">La splendeur des Capulet est montrée grâce à une vue </text:span><text:span text:style-name="T69">en contre-plongée</text:span><text:span text:style-name="T80"> sur </text:span><text:span text:style-name="T81">c</text:span><text:span text:style-name="T80">e grand escalier, soulignant la taille des tableaux suspendus. </text:span></text:p>
      <text:p text:style-name="P48"><text:span text:style-name="T80"/></text:p>
      <text:p text:style-name="P49"><text:span text:style-name="T80">J</text:span><text:span text:style-name="T70">uliette est un personnage à part : elle nous apparaît dans une bulle, prenant un bain ; son isolement est marqué par l’</text:span><text:span text:style-name="T61">absence de raccord son</text:span><text:span text:style-name="T70"> puisque l’héroïne ne peut entendre le bruit des préparatifs autour d’elle. La mère de Juliette est franchement ridicule, surgissant à moitié nue, </text:span><text:span text:style-name="T82">incapable de prendre une décision (</text:span><text:span text:style-name="T7">confer</text:span><text:span text:style-name="T45"> l’ouverture et la fermeture de la porte, la série de </text:span><text:span text:style-name="T53">champs contre-champs</text:span><text:span text:style-name="T45"> entre les trois personnages</text:span><text:span text:style-name="T46">). </text:span><text:span text:style-name="T47">La vue en </text:span><text:span text:style-name="T54">plongée</text:span><text:span text:style-name="T47"> sur son corset souligne le caractère étriqué et artificiel du personnage.</text:span></text:p>
      <text:p text:style-name="P49"><text:span text:style-name="T47"/></text:p>
      <text:p text:style-name="P50"><text:span text:style-name="T47">I</text:span><text:span text:style-name="T44">l s’agit enfin d’une scène amusante, sinon comique. Le </text:span><text:span text:style-name="T52">comique de gestes</text:span><text:span text:style-name="T44"> est évident chez la nourrice qui recherche Juliette tout en secouant la tête et les bras. Le </text:span><text:span text:style-name="T52">comique de répétition</text:span><text:span text:style-name="T44"> apparaît sous la forme du prénom de Juliette maintes fois répété. Le </text:span><text:span text:style-name="T52">comique de situation </text:span><text:span text:style-name="T48">est net quand la mère de Juliette se rend enfin compte qu’elle est à moitié nue.</text:span></text:p>
      <text:p text:style-name="P50"><text:span text:style-name="T48"/></text:p>
      <text:p text:style-name="P51"><text:span text:style-name="T49"><text:tab/>T</text:span><text:span text:style-name="T50">ous ces éléments permettent de rendre supportable une scène terrible dans laquelle une mère vend sa fille à un homme qu’elle ne connaît pas. </text:span><text:span text:style-name="T51">Certains éléments sont typiques du cinéma, d’autres appartiennent aussi au théâtre.</text:span></text:p>
      <text:p text:style-name="Standard"><text:span text:style-name="T74"/></text:p>
      <text:p text:style-name="Standard"><text:span text:style-name="T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6:51:14.732677356</meta:creation-date>
    <dc:date>2019-10-13T21:51:00.886602242</dc:date>
    <meta:editing-duration>PT2H30M54S</meta:editing-duration>
    <meta:editing-cycles>84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1135" meta:character-count="6617" meta:non-whitespace-character-count="5261"/>
  </office:meta>
</office:document-meta>
</file>